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/>
      <style:text-properties officeooo:rsid="0017223c" officeooo:paragraph-rsid="0017223c"/>
    </style:style>
    <style:style style:name="P2" style:family="paragraph" style:parent-style-name="Standard">
      <style:paragraph-properties fo:margin-top="0cm" fo:margin-bottom="0cm" loext:contextual-spacing="true"/>
      <style:text-properties officeooo:paragraph-rsid="0017223c"/>
    </style:style>
    <style:style style:name="P3" style:family="paragraph" style:parent-style-name="Standard">
      <style:paragraph-properties fo:margin-top="0cm" fo:margin-bottom="0cm" loext:contextual-spacing="true"/>
      <style:text-properties fo:font-weight="bold" officeooo:rsid="0017223c" officeooo:paragraph-rsid="0017223c" style:font-weight-asian="bold" style:font-weight-complex="bold"/>
    </style:style>
    <style:style style:name="P4" style:family="paragraph" style:parent-style-name="List_20_Contents">
      <style:paragraph-properties fo:margin-top="0cm" fo:margin-bottom="0cm" loext:contextual-spacing="true"/>
      <style:text-properties officeooo:rsid="0017223c" officeooo:paragraph-rsid="0017223c"/>
    </style:style>
    <style:style style:name="P5" style:family="paragraph" style:parent-style-name="List_20_Heading">
      <style:paragraph-properties fo:margin-top="0cm" fo:margin-bottom="0cm" loext:contextual-spacing="true"/>
      <style:text-properties officeooo:rsid="0017223c" officeooo:paragraph-rsid="0017223c"/>
    </style:style>
    <style:style style:name="P6" style:family="paragraph" style:parent-style-name="Standard">
      <style:paragraph-properties fo:margin-top="0cm" fo:margin-bottom="0cm" loext:contextual-spacing="false"/>
      <style:text-properties officeooo:rsid="0017223c" officeooo:paragraph-rsid="0017223c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officeooo:rsid="0017223c" officeooo:paragraph-rsid="0017223c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1815d0" officeooo:paragraph-rsid="001815d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17223c" officeooo:paragraph-rsid="001722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1a009f" officeooo:paragraph-rsid="001a00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1a009f"/>
    </style:style>
    <style:style style:name="P12" style:family="paragraph" style:parent-style-name="List_20_Heading">
      <style:paragraph-properties fo:margin-top="0cm" fo:margin-bottom="0cm" loext:contextual-spacing="false"/>
      <style:text-properties officeooo:rsid="0017223c" officeooo:paragraph-rsid="0017223c"/>
    </style:style>
    <style:style style:name="P13" style:family="paragraph" style:parent-style-name="List_20_Contents">
      <style:paragraph-properties fo:margin-left="0cm" fo:margin-right="0cm" fo:margin-top="0cm" fo:margin-bottom="0cm" loext:contextual-spacing="false" fo:text-indent="0cm" style:auto-text-indent="false"/>
      <style:text-properties officeooo:rsid="0017223c" officeooo:paragraph-rsid="0017223c"/>
    </style:style>
    <style:style style:name="P14" style:family="paragraph" style:parent-style-name="List_20_Contents">
      <style:paragraph-properties fo:margin-left="0cm" fo:margin-right="0cm" fo:margin-top="0cm" fo:margin-bottom="0cm" loext:contextual-spacing="false" fo:text-indent="0cm" style:auto-text-indent="false"/>
      <style:text-properties officeooo:rsid="001815d0" officeooo:paragraph-rsid="001815d0"/>
    </style:style>
    <style:style style:name="P15" style:family="paragraph" style:parent-style-name="List_20_Contents">
      <style:paragraph-properties fo:margin-left="0cm" fo:margin-right="0cm" fo:margin-top="0cm" fo:margin-bottom="0cm" loext:contextual-spacing="false" fo:text-indent="0cm" style:auto-text-indent="false"/>
      <style:text-properties officeooo:paragraph-rsid="001815d0"/>
    </style:style>
    <style:style style:name="P16" style:family="paragraph" style:parent-style-name="List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815d0" officeooo:paragraph-rsid="001815d0" style:font-weight-asian="bold" style:font-weight-complex="bold"/>
    </style:style>
    <style:style style:name="P17" style:family="paragraph" style:parent-style-name="List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7223c" officeooo:paragraph-rsid="0017223c" style:font-weight-asian="bold" style:font-weight-complex="bold"/>
    </style:style>
    <style:style style:name="P18" style:family="paragraph" style:parent-style-name="List_20_Contents">
      <style:paragraph-properties fo:margin-left="0cm" fo:margin-right="0cm" fo:margin-top="0cm" fo:margin-bottom="0cm" loext:contextual-spacing="true" fo:text-indent="0cm" style:auto-text-indent="false"/>
      <style:text-properties officeooo:rsid="001ca07c" officeooo:paragraph-rsid="001ca07c"/>
    </style:style>
    <style:style style:name="P19" style:family="paragraph" style:parent-style-name="List_20_Contents">
      <style:paragraph-properties fo:margin-left="0cm" fo:margin-right="0cm" fo:margin-top="0cm" fo:margin-bottom="0cm" loext:contextual-spacing="true" fo:text-indent="0cm" style:auto-text-indent="false"/>
      <style:text-properties officeooo:rsid="001ca07c" officeooo:paragraph-rsid="001d6546"/>
    </style:style>
    <style:style style:name="P20" style:family="paragraph" style:parent-style-name="List_20_Contents">
      <style:paragraph-properties fo:margin-left="0cm" fo:margin-right="0cm" fo:margin-top="0cm" fo:margin-bottom="0cm" loext:contextual-spacing="true" fo:text-indent="0cm" style:auto-text-indent="false"/>
      <style:text-properties fo:font-weight="bold" officeooo:rsid="001ca07c" officeooo:paragraph-rsid="001ca07c" style:font-weight-asian="bold" style:font-weight-complex="bold"/>
    </style:style>
    <style:style style:name="P21" style:family="paragraph" style:parent-style-name="List_20_Contents">
      <style:paragraph-properties fo:margin-left="0cm" fo:margin-right="0cm" fo:margin-top="0cm" fo:margin-bottom="0cm" loext:contextual-spacing="true" fo:text-indent="0cm" style:auto-text-indent="false"/>
      <style:text-properties officeooo:rsid="001d6546" officeooo:paragraph-rsid="001d6546"/>
    </style:style>
    <style:style style:name="P22" style:family="paragraph" style:parent-style-name="List_20_Contents">
      <style:paragraph-properties fo:margin-left="0cm" fo:margin-right="0cm" fo:margin-top="0cm" fo:margin-bottom="0cm" loext:contextual-spacing="true" fo:text-indent="0cm" style:auto-text-indent="false"/>
      <style:text-properties officeooo:paragraph-rsid="001d6546"/>
    </style:style>
    <style:style style:name="T1" style:family="text">
      <style:text-properties officeooo:rsid="0017223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7223c" style:font-size-asian="8pt" style:font-size-complex="8pt"/>
    </style:style>
    <style:style style:name="T4" style:family="text">
      <style:text-properties officeooo:rsid="001815d0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815d0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a009f" style:font-size-asian="12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a009f"/>
    </style:style>
    <style:style style:name="T10" style:family="text">
      <style:text-properties style:text-underline-style="solid" style:text-underline-width="auto" style:text-underline-color="font-color" officeooo:rsid="001ca07c"/>
    </style:style>
    <style:style style:name="T11" style:family="text">
      <style:text-properties officeooo:rsid="001d6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I. </text:span><text:span text:style-name="T8">C</text:span><text:span text:style-name="T9">RISPR</text:span><text:span text:style-name="T8"> websites</text:span>:</text:p>
      <text:p text:style-name="P2"><text:span text:style-name="T1">1. </text:span>Design of CRISPR constructs<text:span text:style-name="T1"> - http://www.e-crisp.org/E-CRISP/reannotate_crispr.html</text:span></text:p>
      <text:p text:style-name="P1">2. CRISPR target finder - <text:a xlink:type="simple" xlink:href="http://tools.flycrispr.molbio.wisc.edu/targetFinder/" text:style-name="Internet_20_link" text:visited-style-name="Visited_20_Internet_20_Link">http://tools.flycrispr.molbio.wisc.edu/targetFinder/</text:a></text:p>
      <text:p text:style-name="P2"><text:span text:style-name="T1">3. </text:span>E-CRISP: fast CRISPR target site identification <text:span text:style-name="T3">(</text:span><text:span text:style-name="T2">Nature Methods 11,122–123 </text:span><text:span text:style-name="T3">(2014) </text:span><text:span text:style-name="T2"><text:s/>doi:10.1038/nmeth.2812</text:span><text:span text:style-name="T3">)</text:span><text:span text:style-name="T2"> </text:span></text:p>
      <text:p text:style-name="P5">4. CRISPRTarget, a tool to explore targets of CRISPR RNAs - <text:s text:c="7"/></text:p>
      <text:p text:style-name="P5"><text:s text:c="8"/>http://bioanalysis.otago.ac.nz/CRISPRTarget/crispr_analysis.html</text:p>
      <text:p text:style-name="P5">5. CRISPI: a CRISPR Interactive Database - <text:s/><text:a xlink:type="simple" xlink:href="http://crispi.genouest.org/" text:style-name="Internet_20_link" text:visited-style-name="Visited_20_Internet_20_Link">http://crispi.genouest.org/</text:a></text:p>
      <text:p text:style-name="P4"/>
      <text:p text:style-name="P20"><text:span text:style-name="T8">II. Software for Local host Installations</text:span>:</text:p>
      <text:p text:style-name="P18">1. Minced - <text:a xlink:type="simple" xlink:href="https://github.com/ctSkennerton/minced.git" text:style-name="Internet_20_link" text:visited-style-name="Visited_20_Internet_20_Link">https://github.com/ctSkennerton/minced.git</text:a> (installed) </text:p>
      <text:p text:style-name="P19"><text:tab/><text:span text:style-name="T11">Usage: <text:s/>minced [options] file.fa [outputFile]</text:span></text:p>
      <text:p text:style-name="P18">2. Crass - <text:a xlink:type="simple" xlink:href="https://github.com/ctSkennerton/crass.git" text:style-name="Internet_20_link" text:visited-style-name="Visited_20_Internet_20_Link">https://github.com/ctSkennerton/crass.git</text:a> (installed) </text:p>
      <text:p text:style-name="P19"><text:tab/><text:span text:style-name="T11">Usage: <text:s/>crass <text:s/>[options] { inputFile …}</text:span></text:p>
      <text:p text:style-name="P22"><text:span text:style-name="T11">Note: Install fails, Set </text:span>LD_LIBRARY_PATH <text:span text:style-name="T11">in .zshrc for </text:span>libcrispr <text:span text:style-name="T11">library</text:span></text:p>
      <text:p text:style-name="P22"><text:tab/> <text:s text:c="2"/><text:span text:style-name="T11">export LD_LIBRARY_PATH=/usr/local/lib:$LD_LIBRARY_PATH</text:span></text:p>
      <text:p text:style-name="P21"><text:tab/> <text:s text:c="2"/>export LD_RUN_PATH=/usr/local/lib:$LD_RUN_PATH</text:p>
      <text:p text:style-name="P21"/>
      <text:p text:style-name="P18">3. CrisprTools - <text:a xlink:type="simple" xlink:href="https://github.com/ctSkennerton/crisprtools.git" text:style-name="Internet_20_link" text:visited-style-name="Visited_20_Internet_20_Link">https://github.com/ctSkennerton/crisprtools.git</text:a> (installed)</text:p>
      <text:p text:style-name="P19"><text:tab/><text:span text:style-name="T11">Usage: crisprtools &lt;subcommand&gt; [options]</text:span></text:p>
      <text:p text:style-name="P4"/>
      <text:p text:style-name="P17"><text:span text:style-name="T9">II</text:span><text:span text:style-name="T10">I</text:span><text:span text:style-name="T9">. </text:span><text:span text:style-name="T8">Protocols</text:span>:</text:p>
      <text:p text:style-name="P13">1. CRISPR in the Lab, a Practical Guide - https://www.addgene.org/CRISPR/guide/</text:p>
      <text:p text:style-name="P12">2. Resource Link - <text:a xlink:type="simple" xlink:href="http://www.crispr-cas.org/" text:style-name="Internet_20_link" text:visited-style-name="Visited_20_Internet_20_Link">http://www.crispr-cas.org/</text:a></text:p>
      <text:p text:style-name="P15"><text:span text:style-name="T4">3. Recent blog (March '14) - </text:span>Constraints on CRISPR target choice - <text:s/></text:p>
      <text:p text:style-name="P15"><text:span text:style-name="T4"><text:s text:c="5"/></text:span><text:a xlink:type="simple" xlink:href="http://mortlockcrispr.blogspot.com.au/2014/03/this-is-my-graphic-summary-of-best.html" text:style-name="Internet_20_link" text:visited-style-name="Visited_20_Internet_20_Link"><text:span text:style-name="T4">http://mortlockcrispr.blogspot.com.au/2014/03/this-is-my-graphic-summary-of-best.html</text:span></text:a></text:p>
      <text:p text:style-name="P14"/>
      <text:p text:style-name="P16"><text:span text:style-name="T9">I</text:span><text:span text:style-name="T10">V</text:span><text:span text:style-name="T9">. </text:span><text:span text:style-name="T10">Basic Research and </text:span><text:span text:style-name="T8">Commercial </text:span><text:span text:style-name="T10">Applications</text:span>:</text:p>
      <text:p text:style-name="P15"><text:span text:style-name="T4">1. Services for CRISPR sgRNA - <text:s/></text:span><text:a xlink:type="simple" xlink:href="http://www.biootools.com/" text:style-name="Internet_20_link" text:visited-style-name="Visited_20_Internet_20_Link"><text:span text:style-name="T4">http://www.biootools.com/</text:span></text:a><text:span text:style-name="T4"> (sgRNAcas9 software package download - </text:span>sgRNAcas9: A Software Package for Designing CRISPR sgRNA and Evaluating Potential Off-Target Cleavage Sites. <text:span text:style-name="T4">PLOSone (2014) </text:span>DOI: 10.1371/journal.pone.0100448 </text:p>
      <text:p text:style-name="P11"><text:span text:style-name="T4">2.</text:span><text:span text:style-name="T6"> </text:span><text:span text:style-name="T5">CRISPRsF</text:span><text:span text:style-name="T7">rom</text:span><text:span text:style-name="T5"> T</text:span><text:span text:style-name="T7">he</text:span><text:span text:style-name="T5"> MGDC</text:span><text:span text:style-name="T7">ore (Facility) - </text:span><text:a xlink:type="simple" xlink:href="http://www.cores.utah.edu/wp-content/uploads/2013/09/CRISPR-Order-Directions.pdf" text:style-name="Internet_20_link" text:visited-style-name="Visited_20_Internet_20_Link"><text:span text:style-name="T7">http://www.cores.utah.edu/wp-content/uploads/2013/09/CRISPR-Order-Directions.pdf</text:span></text:a></text:p>
      <text:p text:style-name="P10"/>
      <text:p text:style-name="P8"/>
      <text:p text:style-name="P9"/>
      <text:p text:style-name="P9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rat </meta:initial-creator>
    <meta:creation-date>2014-09-16T16:23:03.372726499</meta:creation-date>
    <meta:editing-cycles>4</meta:editing-cycles>
    <meta:editing-duration>PT2H25M30S</meta:editing-duration>
    <dc:date>2014-09-17T11:54:48.165673642</dc:date>
    <dc:creator>bharat </dc:creator>
    <meta:generator>LibreOffice/6.0.7.3$Linux_X86_64 LibreOffice_project/00m0$Build-3</meta:generator>
    <meta:printed-by>bharat </meta:printed-by>
    <meta:print-date>2014-09-17T08:28:53.239958271</meta:print-date>
    <meta:document-statistic meta:table-count="0" meta:image-count="0" meta:object-count="0" meta:page-count="1" meta:paragraph-count="25" meta:word-count="172" meta:character-count="1780" meta:non-whitespace-character-count="1590"/>
  </office:meta>
</office:document-meta>
</file>